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0pt" fo:font-weight="bold" officeooo:rsid="0007d5df" officeooo:paragraph-rsid="0007d5df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DejaVu Sans" fo:font-size="10pt" officeooo:rsid="0007d5df" officeooo:paragraph-rsid="0007d5df" style:font-size-asian="10pt" style:font-size-complex="10pt"/>
    </style:style>
    <style:style style:name="P4" style:family="paragraph" style:parent-style-name="Standard">
      <style:text-properties style:font-name="DejaVu Sans" fo:font-size="10pt" officeooo:rsid="0008997b" officeooo:paragraph-rsid="0008997b" style:font-size-asian="10pt" style:font-size-complex="10pt"/>
    </style:style>
    <style:style style:name="P5" style:family="paragraph" style:parent-style-name="Standard">
      <style:text-properties style:font-name="DejaVu Sans" fo:font-size="10pt" officeooo:rsid="0008997b" officeooo:paragraph-rsid="0008997b" style:font-size-asian="10pt" style:font-size-complex="10pt" fo:padding="0.199cm" fo:border="0.06pt solid #000000" style:shadow="none"/>
    </style:style>
    <style:style style:name="P6" style:family="paragraph" style:parent-style-name="Standard">
      <style:text-properties style:font-name="DejaVu Sans" fo:font-size="10pt" officeooo:rsid="0008997b" officeooo:paragraph-rsid="00376d07" style:font-size-asian="10pt" style:font-size-complex="10pt" fo:padding="0.199cm" fo:border="0.06pt solid #000000" style:shadow="none"/>
    </style:style>
    <style:style style:name="P7" style:family="paragraph" style:parent-style-name="Standard">
      <style:text-properties style:font-name="DejaVu Sans" fo:font-size="10pt" officeooo:rsid="0021b0e7" officeooo:paragraph-rsid="0021b0e7" style:font-size-asian="10pt" style:font-size-complex="10pt"/>
    </style:style>
    <style:style style:name="P8" style:family="paragraph" style:parent-style-name="Standard">
      <style:text-properties style:font-name="DejaVu Sans" fo:font-size="10pt" officeooo:rsid="0021b0e7" officeooo:paragraph-rsid="0027f97d" style:font-size-asian="10pt" style:font-size-complex="10pt"/>
    </style:style>
    <style:style style:name="P9" style:family="paragraph" style:parent-style-name="Standard">
      <style:text-properties style:font-name="DejaVu Sans" fo:font-size="10pt" officeooo:rsid="0021b0e7" officeooo:paragraph-rsid="00376d07" style:font-size-asian="10pt" style:font-size-complex="10pt" fo:padding="0.199cm" fo:border="0.06pt solid #000000" style:shadow="none"/>
    </style:style>
    <style:style style:name="P10" style:family="paragraph" style:parent-style-name="Standard">
      <style:text-properties style:font-name="DejaVu Sans" fo:font-size="10pt" officeooo:rsid="0027f97d" officeooo:paragraph-rsid="00376d07" style:font-size-asian="10pt" style:font-size-complex="10pt" fo:padding="0.199cm" fo:border="0.06pt solid #000000" style:shadow="none"/>
    </style:style>
    <style:style style:name="P11" style:family="paragraph" style:parent-style-name="Standard">
      <style:text-properties style:font-name="DejaVu Sans" fo:font-size="10pt" officeooo:paragraph-rsid="00327914" style:font-size-asian="10pt" style:font-size-complex="10pt"/>
    </style:style>
    <style:style style:name="P12" style:family="paragraph" style:parent-style-name="Standard">
      <style:text-properties style:font-name="DejaVu Sans" fo:font-size="10pt" officeooo:paragraph-rsid="0027f97d" style:font-size-asian="10pt" style:font-size-complex="10pt"/>
    </style:style>
    <style:style style:name="P13" style:family="paragraph" style:parent-style-name="Standard">
      <style:text-properties style:font-name="DejaVu Sans" fo:font-size="10pt" officeooo:rsid="00327914" officeooo:paragraph-rsid="00381dae" style:font-size-asian="10pt" style:font-size-complex="10pt" fo:padding="0.199cm" fo:border="0.06pt solid #000000" style:shadow="none"/>
    </style:style>
    <style:style style:name="P14" style:family="paragraph" style:parent-style-name="Standard">
      <style:text-properties style:font-name="DejaVu Sans" fo:font-size="10pt" officeooo:paragraph-rsid="0008997b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0pt" fo:font-weight="normal" officeooo:rsid="004a5619" officeooo:paragraph-rsid="004a5619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0pt" fo:font-weight="normal" officeooo:rsid="004a5619" officeooo:paragraph-rsid="004a5619" style:font-size-asian="10pt" style:font-weight-asian="normal" style:font-size-complex="10pt" style:font-weight-complex="normal" fo:padding="0.199cm" fo:border="0.06pt solid #000000" style:shadow="none"/>
    </style:style>
    <style:style style:name="P17" style:family="paragraph" style:parent-style-name="Standard">
      <style:paragraph-properties fo:text-align="center" style:justify-single-word="false" style:border-line-width="0cm 0.004cm 0.002cm" fo:padding="0.499cm" fo:border="0.06pt double #000000" style:shadow="none"/>
      <style:text-properties style:font-name="DejaVu Sans" fo:font-size="10pt" fo:font-weight="bold" officeooo:rsid="0007d5df" officeooo:paragraph-rsid="004e2719" style:font-size-asian="10pt" style:font-weight-asian="bold" style:font-size-complex="10pt" style:font-weight-complex="bold"/>
    </style:style>
    <style:style style:name="T1" style:family="text">
      <style:text-properties officeooo:rsid="0008997b"/>
    </style:style>
    <style:style style:name="T2" style:family="text">
      <style:text-properties officeooo:rsid="00096efb"/>
    </style:style>
    <style:style style:name="T3" style:family="text">
      <style:text-properties officeooo:rsid="000a428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4284" style:font-weight-asian="bold" style:font-weight-complex="bold"/>
    </style:style>
    <style:style style:name="T6" style:family="text">
      <style:text-properties fo:font-weight="bold" officeooo:rsid="000b9dbd" style:font-weight-asian="bold" style:font-weight-complex="bold"/>
    </style:style>
    <style:style style:name="T7" style:family="text">
      <style:text-properties fo:font-weight="bold" officeooo:rsid="0014150b" style:font-weight-asian="bold" style:font-weight-complex="bold"/>
    </style:style>
    <style:style style:name="T8" style:family="text">
      <style:text-properties fo:font-weight="bold" officeooo:rsid="00170664" style:font-weight-asian="bold" style:font-weight-complex="bold"/>
    </style:style>
    <style:style style:name="T9" style:family="text">
      <style:text-properties fo:font-weight="bold" officeooo:rsid="00176a45" style:font-weight-asian="bold" style:font-weight-complex="bold"/>
    </style:style>
    <style:style style:name="T10" style:family="text">
      <style:text-properties fo:font-weight="bold" officeooo:rsid="0017ce4f" style:font-weight-asian="bold" style:font-weight-complex="bold"/>
    </style:style>
    <style:style style:name="T11" style:family="text">
      <style:text-properties fo:font-weight="bold" officeooo:rsid="0018e0f3" style:font-weight-asian="bold" style:font-weight-complex="bold"/>
    </style:style>
    <style:style style:name="T12" style:family="text">
      <style:text-properties fo:font-weight="bold" officeooo:rsid="001e3a90" style:font-weight-asian="bold" style:font-weight-complex="bold"/>
    </style:style>
    <style:style style:name="T13" style:family="text">
      <style:text-properties fo:font-weight="bold" officeooo:rsid="001f5c21" style:font-weight-asian="bold" style:font-weight-complex="bold"/>
    </style:style>
    <style:style style:name="T14" style:family="text">
      <style:text-properties fo:font-weight="bold" officeooo:rsid="002324fe" style:font-weight-asian="bold" style:font-weight-complex="bold"/>
    </style:style>
    <style:style style:name="T15" style:family="text">
      <style:text-properties fo:font-weight="bold" officeooo:rsid="0027222a" style:font-weight-asian="bold" style:font-weight-complex="bold"/>
    </style:style>
    <style:style style:name="T16" style:family="text">
      <style:text-properties fo:font-weight="bold" officeooo:rsid="0021b0e7" style:font-weight-asian="bold" style:font-weight-complex="bold"/>
    </style:style>
    <style:style style:name="T17" style:family="text">
      <style:text-properties fo:font-weight="bold" officeooo:rsid="004c0494" style:font-weight-asian="bold" style:font-weight-complex="bold"/>
    </style:style>
    <style:style style:name="T18" style:family="text">
      <style:text-properties officeooo:rsid="000b9db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b9dbd" style:font-weight-asian="normal" style:font-weight-complex="normal"/>
    </style:style>
    <style:style style:name="T21" style:family="text">
      <style:text-properties fo:font-weight="normal" officeooo:rsid="000c6ce5" style:font-weight-asian="normal" style:font-weight-complex="normal"/>
    </style:style>
    <style:style style:name="T22" style:family="text">
      <style:text-properties fo:font-weight="normal" officeooo:rsid="000ddd5a" style:font-weight-asian="normal" style:font-weight-complex="normal"/>
    </style:style>
    <style:style style:name="T23" style:family="text">
      <style:text-properties fo:font-weight="normal" officeooo:rsid="0014150b" style:font-weight-asian="normal" style:font-weight-complex="normal"/>
    </style:style>
    <style:style style:name="T24" style:family="text">
      <style:text-properties fo:font-weight="normal" officeooo:rsid="00170664" style:font-weight-asian="normal" style:font-weight-complex="normal"/>
    </style:style>
    <style:style style:name="T25" style:family="text">
      <style:text-properties fo:font-weight="normal" officeooo:rsid="0017ce4f" style:font-weight-asian="normal" style:font-weight-complex="normal"/>
    </style:style>
    <style:style style:name="T26" style:family="text">
      <style:text-properties fo:font-weight="normal" officeooo:rsid="0018e0f3" style:font-weight-asian="normal" style:font-weight-complex="normal"/>
    </style:style>
    <style:style style:name="T27" style:family="text">
      <style:text-properties fo:font-weight="normal" officeooo:rsid="001e3a90" style:font-weight-asian="normal" style:font-weight-complex="normal"/>
    </style:style>
    <style:style style:name="T28" style:family="text">
      <style:text-properties fo:font-weight="normal" officeooo:rsid="001f5c21" style:font-weight-asian="normal" style:font-weight-complex="normal"/>
    </style:style>
    <style:style style:name="T29" style:family="text">
      <style:text-properties fo:font-weight="normal" officeooo:rsid="002324fe" style:font-weight-asian="normal" style:font-weight-complex="normal"/>
    </style:style>
    <style:style style:name="T30" style:family="text">
      <style:text-properties fo:font-weight="normal" officeooo:rsid="00244e11" style:font-weight-asian="normal" style:font-weight-complex="normal"/>
    </style:style>
    <style:style style:name="T31" style:family="text">
      <style:text-properties fo:font-weight="normal" officeooo:rsid="00254f6f" style:font-weight-asian="normal" style:font-weight-complex="normal"/>
    </style:style>
    <style:style style:name="T32" style:family="text">
      <style:text-properties fo:font-weight="normal" officeooo:rsid="0027222a" style:font-weight-asian="normal" style:font-weight-complex="normal"/>
    </style:style>
    <style:style style:name="T33" style:family="text">
      <style:text-properties fo:font-weight="normal" officeooo:rsid="0027f97d" style:font-weight-asian="normal" style:font-weight-complex="normal"/>
    </style:style>
    <style:style style:name="T34" style:family="text">
      <style:text-properties fo:font-weight="normal" officeooo:rsid="0008997b" style:font-weight-asian="normal" style:font-weight-complex="normal"/>
    </style:style>
    <style:style style:name="T35" style:family="text">
      <style:text-properties fo:font-weight="normal" officeooo:rsid="00376d07" style:font-weight-asian="normal" style:font-weight-complex="normal"/>
    </style:style>
    <style:style style:name="T36" style:family="text">
      <style:text-properties fo:font-weight="normal" officeooo:rsid="00381dae" style:font-weight-asian="normal" style:font-weight-complex="normal"/>
    </style:style>
    <style:style style:name="T37" style:family="text">
      <style:text-properties fo:font-weight="normal" officeooo:rsid="00424e7f" style:font-weight-asian="normal" style:font-weight-complex="normal"/>
    </style:style>
    <style:style style:name="T38" style:family="text">
      <style:text-properties officeooo:rsid="00176a45"/>
    </style:style>
    <style:style style:name="T39" style:family="text">
      <style:text-properties officeooo:rsid="0017ce4f"/>
    </style:style>
    <style:style style:name="T40" style:family="text">
      <style:text-properties officeooo:rsid="001e3a90"/>
    </style:style>
    <style:style style:name="T41" style:family="text">
      <style:text-properties officeooo:rsid="0021b0e7"/>
    </style:style>
    <style:style style:name="T42" style:family="text">
      <style:text-properties officeooo:rsid="002b5338"/>
    </style:style>
    <style:style style:name="T43" style:family="text">
      <style:text-properties officeooo:rsid="00327914"/>
    </style:style>
    <style:style style:name="T44" style:family="text">
      <style:text-properties officeooo:rsid="00376d07"/>
    </style:style>
    <style:style style:name="T45" style:family="text">
      <style:text-properties officeooo:rsid="003a0545"/>
    </style:style>
    <style:style style:name="T46" style:family="text">
      <style:text-properties officeooo:rsid="004c04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2">Quelques </text:span>valeurs des temps de l'indicatif </text:p>
      <text:p text:style-name="P17"><text:span text:style-name="T42">hors conditionnels et hors discours (in)directs</text:span></text:p>
      <text:p text:style-name="P1"/>
      <text:p text:style-name="P16">(0) le futur → il aimera</text:p>
      <text:p text:style-name="P15"><text:tab/>(0.1) valeur temporelle bien connue</text:p>
      <text:p text:style-name="P15"><text:tab/><text:tab/><text:span text:style-name="T46">Il </text:span><text:span text:style-name="T17">ira</text:span><text:span text:style-name="T46"> demain à l'école.</text:span></text:p>
      <text:p text:style-name="P15"><text:tab/><text:span text:style-name="T46">(0.2) futur d'ordre légèrement plus poli que l'équivalent à l'impératif</text:span></text:p>
      <text:p text:style-name="P15"><text:tab/><text:tab/><text:span text:style-name="T46">Vous </text:span><text:span text:style-name="T17">donnerez</text:span><text:span text:style-name="T46"> cette feuille à vos parents.</text:span></text:p>
      <text:p text:style-name="P3"/>
      <text:p text:style-name="P5">(1) le présent<text:tab/>→<text:span text:style-name="T44"> il aime</text:span></text:p>
      <text:p text:style-name="P4"><text:span text:style-name="T3"><text:tab/>(1.1) présent d'énonciation : valable au moment où quelqu'un parle</text:span></text:p>
      <text:p text:style-name="P4"><text:tab/><text:tab/>« <text:span text:style-name="T3">Cher maman, je t'</text:span><text:span text:style-name="T5">écris</text:span><text:span text:style-name="T3"> cette lettre... »</text:span></text:p>
      <text:p text:style-name="P4"><text:tab/><text:span text:style-name="T18">(1.2) présent de vérité générale : expression d'une vérité intemporelle</text:span></text:p>
      <text:p text:style-name="P4"><text:tab/><text:tab/><text:span text:style-name="T18">Qui </text:span><text:span text:style-name="T6">vole</text:span><text:span text:style-name="T20"> un œuf, </text:span><text:span text:style-name="T6">vole</text:span><text:span text:style-name="T20"> un bœuf.</text:span></text:p>
      <text:p text:style-name="P4"><text:span text:style-name="T20"><text:tab/></text:span><text:span text:style-name="T21">(1.3) </text:span><text:span text:style-name="T22">présent de narration : il remplace un passé simple pour rendre un récit plus vivant</text:span></text:p>
      <text:p text:style-name="P4"><text:span text:style-name="T22"><text:tab/><text:tab/></text:span><text:span text:style-name="T23">Jeann d'Arc </text:span><text:span text:style-name="T7">monte</text:span><text:span text:style-name="T23"> sur le bûcher, </text:span><text:span text:style-name="T7">lève</text:span><text:span text:style-name="T23"> les yeux au ciel et </text:span><text:span text:style-name="T7">meurt</text:span><text:span text:style-name="T23"> courageusement.</text:span></text:p>
      <text:p text:style-name="P4"><text:span text:style-name="T23"><text:tab/></text:span><text:span text:style-name="T24">(1.4) passé proche, futur proche</text:span></text:p>
      <text:p text:style-name="P4"><text:span text:style-name="T24"><text:tab/><text:tab/>Depuis deux jours, il </text:span><text:span text:style-name="T8">pleut</text:span><text:span text:style-name="T24">. </text:span></text:p>
      <text:p text:style-name="P4"/>
      <text:p text:style-name="P6">(2) l'imparfait→<text:span text:style-name="T44"> il aimait</text:span></text:p>
      <text:p text:style-name="P4"><text:tab/><text:span text:style-name="T38">(2.1) valeur descriptive : pas d'action ou action de second plan dans un récit.</text:span></text:p>
      <text:p text:style-name="P4"><text:tab/><text:tab/><text:span text:style-name="T38">L'homme </text:span><text:span text:style-name="T9">était habillé</text:span><text:span text:style-name="T38"> d'une large veste et </text:span><text:span text:style-name="T9">portait</text:span><text:span text:style-name="T38"> aux mains de larges estafilades.</text:span></text:p>
      <text:p text:style-name="P4"><text:span text:style-name="T38"><text:tab/>(2.2) imparfait d'habitude</text:span></text:p>
      <text:p text:style-name="P4"><text:tab/><text:tab/><text:span text:style-name="T39">Tous les jours il </text:span><text:span text:style-name="T10">prenait</text:span><text:span text:style-name="T25"> son petit déjeûner </text:span><text:span text:style-name="T26">et </text:span><text:span text:style-name="T11">avalait</text:span><text:span text:style-name="T26"> son café.</text:span></text:p>
      <text:p text:style-name="P4"><text:span text:style-name="T26"/></text:p>
      <text:p text:style-name="P6">(3) <text:span text:style-name="T40">le passé simple </text:span>→<text:span text:style-name="T44"> il aima</text:span></text:p>
      <text:p text:style-name="P4"><text:span text:style-name="T40"><text:tab/>(3.1) action de premier plan</text:span></text:p>
      <text:p text:style-name="P4"><text:tab/><text:tab/><text:span text:style-name="T40">Il </text:span><text:span text:style-name="T12">leva</text:span><text:span text:style-name="T27"> la tête, </text:span><text:span text:style-name="T12">prit </text:span><text:span text:style-name="T27">son fusil et </text:span><text:span text:style-name="T12">tira </text:span><text:span text:style-name="T27">: au loin passaient des oiseaux.</text:span></text:p>
      <text:p text:style-name="P4"><text:span text:style-name="T27"><text:tab/></text:span><text:span text:style-name="T28">(3.2) valeur ponctuelle : l'action est présentée comme réduite dans le temps.</text:span></text:p>
      <text:p text:style-name="P4"><text:span text:style-name="T28"><text:tab/><text:tab/>Soudain, la voiture </text:span><text:span text:style-name="T13">se gara</text:span><text:span text:style-name="T28">.</text:span></text:p>
      <text:p text:style-name="P4"><text:span text:style-name="T28"/></text:p>
      <text:p text:style-name="P9"><text:span text:style-name="T28">(</text:span><text:span text:style-name="T19">4) le plus-que-parfait </text:span><text:span text:style-name="T34">→</text:span><text:span text:style-name="T35"> il avait aimé</text:span></text:p>
      <text:p text:style-name="P7"><text:span text:style-name="T19"><text:tab/>(4.1) action achevée </text:span><text:span text:style-name="T30">et antérieure </text:span><text:span text:style-name="T19">à une action </text:span><text:span text:style-name="T30">passée </text:span><text:span text:style-name="T33">exprimée à l'imparfait.</text:span></text:p>
      <text:p text:style-name="P7"><text:span text:style-name="T19"><text:tab/><text:tab/></text:span><text:span text:style-name="T29">Il </text:span><text:span text:style-name="T14">avait gagné</text:span><text:span text:style-name="T29"> mais était sûr d'avoir tout perdu.</text:span></text:p>
      <text:p text:style-name="P7"><text:span text:style-name="T29"><text:tab/></text:span><text:span text:style-name="T31">(4.2) politesse</text:span></text:p>
      <text:p text:style-name="P7"><text:span text:style-name="T31"><text:tab/><text:tab/></text:span><text:span text:style-name="T32">J'</text:span><text:span text:style-name="T15">étais venu</text:span><text:span text:style-name="T32"> pour voir Céline.</text:span></text:p>
      <text:p text:style-name="P7"/>
      <text:p text:style-name="P10"><text:span text:style-name="T32">(</text:span><text:span text:style-name="T19">5) le passé antérieur </text:span><text:span text:style-name="T34">→</text:span><text:span text:style-name="T35"> il </text:span><text:span text:style-name="T36">eut</text:span><text:span text:style-name="T35"> aimé</text:span></text:p>
      <text:p text:style-name="P8"><text:span text:style-name="T19"><text:tab/>(</text:span><text:span text:style-name="T33">5</text:span><text:span text:style-name="T19">.1) action achevée </text:span><text:span text:style-name="T30">et antérieure </text:span><text:span text:style-name="T19">à une action </text:span><text:span text:style-name="T30">passée </text:span><text:span text:style-name="T33">exprimée au passé simple.</text:span></text:p>
      <text:p text:style-name="P12"><text:span text:style-name="T41"><text:tab/><text:tab/>Il </text:span><text:span text:style-name="T16">eut</text:span><text:span text:style-name="T41"> tôt </text:span><text:span text:style-name="T16">fait</text:span><text:span text:style-name="T41"> d</text:span>e tout ramasser; puis il déguerpit.</text:p>
      <text:p text:style-name="P12"/>
      <text:p text:style-name="P13">(6) le futur antérieur <text:span text:style-name="T1">→ il aura aimé</text:span></text:p>
      <text:p text:style-name="P11"><text:span text:style-name="T43"><text:tab/>(6.1) </text:span>action situé dans l'avenir et considérée comme déjà achevée</text:p>
      <text:p text:style-name="P2"><text:tab/><text:tab/>Dans un an, il <text:span text:style-name="T4">aura terminé</text:span> ses études <text:span text:style-name="T45">et viendra vivre avec nous.</text:span></text:p>
      <text:p text:style-name="P14"><text:span text:style-name="T3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23:08:37.283106117</meta:creation-date>
    <dc:date>2014-10-02T23:54:57.103489621</dc:date>
    <meta:editing-duration>PT44M59S</meta:editing-duration>
    <meta:editing-cycles>67</meta:editing-cycles>
    <meta:generator>LibreOffice/4.2.6.3$Linux_X86_64 LibreOffice_project/420m0$Build-3</meta:generator>
    <meta:document-statistic meta:table-count="0" meta:image-count="0" meta:object-count="0" meta:page-count="1" meta:paragraph-count="38" meta:word-count="313" meta:character-count="1850" meta:non-whitespace-character-count="1529"/>
  </office:meta>
</office:document-meta>
</file>